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MethodArgumentResolverTests.handle( Principal user , Optional &lt; Principal &gt; optional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incipal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cipalMethodArgumentResolverTests.resolverArg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